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2" style:parent-style-name="Normal" style:family="paragraph">
      <style:paragraph-properties fo:text-align="justify"/>
    </style:style>
    <style:style style:name="T3" style:parent-style-name="DefaultParagraphFont" style:family="text">
      <style:text-properties style:font-name-complex="Calibri" fo:font-size="12pt" style:font-size-asian="12pt" style:font-size-complex="12pt"/>
    </style:style>
    <style:style style:name="T4" style:parent-style-name="DefaultParagraphFont" style:family="text">
      <style:text-properties style:font-name-complex="Calibri" fo:font-size="12pt" style:font-size-asian="12pt" style:font-size-complex="12pt"/>
    </style:style>
    <style:style style:name="T5" style:parent-style-name="DefaultParagraphFont" style:family="text">
      <style:text-properties style:font-name-complex="Calibri" fo:color="#000000" fo:font-size="12pt" style:font-size-asian="12pt" style:font-size-complex="12pt" fo:background-color="#C0C0C0"/>
    </style:style>
    <style:style style:name="T6" style:parent-style-name="DefaultParagraphFont" style:family="text">
      <style:text-properties style:font-name-complex="Calibri" fo:color="#000000" fo:font-size="12pt" style:font-size-asian="12pt" style:font-size-complex="12pt"/>
    </style:style>
    <style:style style:name="T7" style:parent-style-name="DefaultParagraphFont" style:family="text">
      <style:text-properties style:font-name-complex="Calibri" fo:color="#005032" fo:font-size="12pt" style:font-size-asian="12pt" style:font-size-complex="12pt"/>
    </style:style>
    <style:style style:name="T8" style:parent-style-name="DefaultParagraphFont" style:family="text">
      <style:text-properties style:font-name-complex="Calibri" fo:font-size="12pt" style:font-size-asian="12pt" style:font-size-complex="12pt"/>
    </style:style>
    <style:style style:name="T9" style:parent-style-name="DefaultParagraphFont" style:family="text">
      <style:text-properties style:font-name-complex="Calibri"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style:style>
    <style:style style:name="T13" style:parent-style-name="DefaultParagraphFont" style:family="text">
      <style:text-properties style:font-name-complex="Calibri" fo:font-size="12pt" style:font-size-asian="12pt" style:font-size-complex="12pt"/>
    </style:style>
    <style:style style:name="T14" style:parent-style-name="DefaultParagraphFont"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fo:font-size="12pt" style:font-size-asian="12pt" style:font-size-complex="12pt"/>
    </style:style>
    <style:style style:name="T19" style:parent-style-name="DefaultParagraphFon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style:font-name-complex="Calibri" fo:font-size="12pt" style:font-size-asian="12pt" style:font-size-complex="12pt"/>
    </style:style>
    <style:style style:name="P22" style:parent-style-name="Normal" style:family="paragraph">
      <style:paragraph-properties fo:text-align="justify"/>
    </style:style>
    <style:style style:name="T23"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complex="Calibri" fo:font-size="12pt" style:font-size-asian="12pt" style:font-size-complex="12pt"/>
    </style:style>
    <style:style style:name="T25" style:parent-style-name="DefaultParagraphFont"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style:style>
    <style:style style:name="T28" style:parent-style-name="DefaultParagraphFont" style:family="text">
      <style:text-properties style:font-name-complex="Calibri" fo:font-size="12pt" style:font-size-asian="12pt" style:font-size-complex="12pt"/>
    </style:style>
    <style:style style:name="T29" style:parent-style-name="DefaultParagraphFont" style:family="text">
      <style:text-properties style:font-name-complex="Calibri" fo:font-size="12pt" style:font-size-asian="12pt" style:font-size-complex="12pt"/>
    </style:style>
    <style:style style:name="P30" style:parent-style-name="Normal" style:family="paragraph">
      <style:paragraph-properties fo:text-align="justify"/>
    </style:style>
    <style:style style:name="T31" style:parent-style-name="DefaultParagraphFont" style:family="text">
      <style:text-properties style:font-name-complex="Calibri" fo:font-size="12pt" style:font-size-asian="12pt" style:font-size-complex="12pt"/>
    </style:style>
    <style:style style:name="T32" style:parent-style-name="DefaultParagraphFont" style:family="text">
      <style:text-properties style:font-name-complex="Calibri" fo:color="#000000" fo:font-size="12pt" style:font-size-asian="12pt" style:font-size-complex="12pt"/>
    </style:style>
    <style:style style:name="T33" style:parent-style-name="DefaultParagraphFont" style:family="text">
      <style:text-properties style:font-name-complex="Calibri" fo:font-weight="bold" style:font-weight-asian="bold" style:font-weight-complex="bold" fo:font-size="12pt" style:font-size-asian="12pt" style:font-size-complex="12pt"/>
    </style:style>
    <style:style style:name="T34" style:parent-style-name="DefaultParagraphFont" style:family="text">
      <style:text-properties style:font-name-complex="Calibri" fo:font-size="12pt" style:font-size-asian="12pt" style:font-size-complex="12pt"/>
    </style:style>
    <style:style style:name="T35" style:parent-style-name="DefaultParagraphFont" style:family="text">
      <style:text-properties style:font-name-complex="Calibri" fo:font-style="italic" style:font-style-asian="italic" style:font-style-complex="italic" fo:font-size="12pt" style:font-size-asian="12pt" style:font-size-complex="12pt"/>
    </style:style>
    <style:style style:name="T36" style:parent-style-name="DefaultParagraphFont" style:family="text">
      <style:text-properties style:font-name-complex="Calibri" fo:font-size="12pt" style:font-size-asian="12pt" style:font-size-complex="12pt"/>
    </style:style>
    <style:style style:name="T37" style:parent-style-name="DefaultParagraphFont" style:family="text">
      <style:text-properties style:font-name-complex="Calibri" fo:font-size="12pt" style:font-size-asian="12pt" style:font-size-complex="12pt"/>
    </style:style>
    <style:style style:name="T38" style:parent-style-name="DefaultParagraphFont" style:family="text">
      <style:text-properties style:font-name-complex="Calibri" fo:font-style="italic" style:font-style-asian="italic" style:font-style-complex="italic" fo:font-size="12pt" style:font-size-asian="12pt" style:font-size-complex="12pt"/>
    </style:style>
    <style:style style:name="P39" style:parent-style-name="Normal" style:family="paragraph">
      <style:paragraph-properties fo:text-align="justify"/>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T42" style:parent-style-name="DefaultParagraphFont" style:family="text">
      <style:text-properties style:font-name-complex="Calibri" fo:font-size="12pt" style:font-size-asian="12pt" style:font-size-complex="12pt"/>
    </style:style>
    <style:style style:name="T43" style:parent-style-name="DefaultParagraphFont" style:family="text">
      <style:text-properties style:font-name-complex="Calibri" fo:font-size="12pt" style:font-size-asian="12pt" style:font-size-complex="12pt"/>
    </style:style>
    <style:style style:name="T44" style:parent-style-name="DefaultParagraphFont" style:family="text">
      <style:text-properties style:font-name="Consolas" style:font-name-complex="Consolas" fo:font-size="12pt" style:font-size-asian="12pt" style:font-size-complex="12pt"/>
    </style:style>
    <style:style style:name="T45" style:parent-style-name="DefaultParagraphFont" style:family="text">
      <style:text-properties style:font-name="Consolas" style:font-name-complex="Consolas" fo:font-style="italic" style:font-style-asian="italic" style:font-style-complex="italic" fo:font-size="12pt" style:font-size-asian="12pt" style:font-size-complex="12pt"/>
    </style:style>
    <style:style style:name="T46" style:parent-style-name="DefaultParagraphFont" style:family="text">
      <style:text-properties style:font-name="Consolas" style:font-name-complex="Consolas" fo:font-size="12pt" style:font-size-asian="12pt" style:font-size-complex="12pt"/>
    </style:style>
    <style:style style:name="T47" style:parent-style-name="DefaultParagraphFont" style:family="text">
      <style:text-properties style:font-name="Consolas" style:font-name-complex="Consolas" fo:font-size="12pt" style:font-size-asian="12pt" style:font-size-complex="12pt"/>
    </style:style>
    <style:style style:name="T48" style:parent-style-name="DefaultParagraphFont" style:family="text">
      <style:text-properties style:font-name="Consolas" style:font-name-complex="Consolas" fo:font-size="12pt" style:font-size-asian="12pt" style:font-size-complex="12pt"/>
    </style:style>
    <style:style style:name="T49" style:parent-style-name="DefaultParagraphFont" style:family="text">
      <style:text-properties style:font-name="Consolas" style:font-name-complex="Consolas" fo:font-size="12pt" style:font-size-asian="12pt" style:font-size-complex="12pt"/>
    </style:style>
    <style:style style:name="T50" style:parent-style-name="DefaultParagraphFont" style:family="text">
      <style:text-properties style:font-name="Consolas" style:font-name-complex="Consolas"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P52" style:parent-style-name="Normal" style:family="paragraph">
      <style:paragraph-properties fo:text-align="justify"/>
    </style:style>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omplex="Calibri" fo:font-size="12pt" style:font-size-asian="12pt" style:font-size-complex="12pt"/>
    </style:style>
    <style:style style:name="T55" style:parent-style-name="DefaultParagraphFont" style:family="text">
      <style:text-properties style:font-name="Consolas" style:font-name-complex="Consolas" fo:font-size="12pt" style:font-size-asian="12pt" style:font-size-complex="12pt"/>
    </style:style>
    <style:style style:name="P56" style:parent-style-name="NormalWeb" style:family="paragraph">
      <style:paragraph-properties fo:text-align="justify" fo:margin-top="0.125in" fo:margin-bottom="0.125in" fo:background-color="#B2C2D1"/>
    </style:style>
    <style:style style:name="T57" style:parent-style-name="DefaultParagraphFont" style:family="text">
      <style:text-properties style:font-name="Verdana"/>
    </style:style>
    <style:style style:name="T58" style:parent-style-name="Strong" style:family="text">
      <style:text-properties style:font-name="Verdana"/>
    </style:style>
    <style:style style:name="T59" style:parent-style-name="DefaultParagraphFont" style:family="text">
      <style:text-properties style:font-name="Verdana"/>
    </style:style>
    <style:style style:name="T60" style:parent-style-name="Strong" style:family="text">
      <style:text-properties style:font-name="Verdana"/>
    </style:style>
    <style:style style:name="T61" style:parent-style-name="DefaultParagraphFont" style:family="text">
      <style:text-properties style:font-name="Verdana"/>
    </style:style>
    <style:style style:name="P62" style:parent-style-name="NormalWeb" style:family="paragraph">
      <style:paragraph-properties fo:text-align="justify" fo:margin-top="0.125in" fo:margin-bottom="0.125in" fo:background-color="#B2C2D1"/>
    </style:style>
    <style:style style:name="T63" style:parent-style-name="DefaultParagraphFont" style:family="text">
      <style:text-properties style:font-name="Verdana"/>
    </style:style>
    <style:style style:name="T64" style:parent-style-name="Strong" style:family="text">
      <style:text-properties style:font-name="Verdana"/>
    </style:style>
    <style:style style:name="P65" style:parent-style-name="NormalWeb" style:family="paragraph">
      <style:paragraph-properties fo:text-align="justify" fo:margin-top="0.125in" fo:margin-bottom="0.125in" fo:background-color="#B2C2D1"/>
    </style:style>
    <style:style style:name="T66" style:parent-style-name="DefaultParagraphFont" style:family="text">
      <style:text-properties style:font-name="Verdana"/>
    </style:style>
    <style:style style:name="T67" style:parent-style-name="Strong" style:family="text">
      <style:text-properties style:font-name="Verdana"/>
    </style:style>
    <style:style style:name="T68" style:parent-style-name="DefaultParagraphFont" style:family="text">
      <style:text-properties style:font-name="Verdana"/>
    </style:style>
    <style:style style:name="T69" style:parent-style-name="Strong" style:family="text">
      <style:text-properties style:font-name="Verdana"/>
    </style:style>
    <style:style style:name="T70" style:parent-style-name="DefaultParagraphFont" style:family="text">
      <style:text-properties style:font-name="Verdana"/>
    </style:style>
    <style:style style:name="T71" style:parent-style-name="st1" style:family="text">
      <style:text-properties style:font-name="Verdana" fo:font-weight="bold" style:font-weight-asian="bold" style:font-weight-complex="bold"/>
    </style:style>
    <style:style style:name="T72" style:parent-style-name="DefaultParagraphFont" style:family="text">
      <style:text-properties style:font-name="Verdana"/>
    </style:style>
    <style:style style:name="T73" style:parent-style-name="DefaultParagraphFont" style:family="text">
      <style:text-properties style:font-name="Verdana" style:text-position="super 66.6%"/>
    </style:style>
    <style:style style:name="T74" style:parent-style-name="DefaultParagraphFont" style:family="text">
      <style:text-properties style:font-name="Verdana"/>
    </style:style>
    <style:style style:name="P75" style:parent-style-name="NormalWeb" style:family="paragraph">
      <style:paragraph-properties fo:text-align="justify" fo:margin-top="0.125in" fo:margin-bottom="0.125in" fo:background-color="#B2C2D1"/>
    </style:style>
    <style:style style:name="T76" style:parent-style-name="DefaultParagraphFont" style:family="text">
      <style:text-properties style:font-name="Verdana"/>
    </style:style>
    <style:style style:name="T77" style:parent-style-name="Strong" style:family="text">
      <style:text-properties style:font-name="Verdana"/>
    </style:style>
    <style:style style:name="T78" style:parent-style-name="Strong" style:family="text">
      <style:text-properties style:font-name="Verdana" fo:font-weight="normal" style:font-weight-asian="normal"/>
    </style:style>
    <style:style style:name="T79" style:parent-style-name="Strong" style:family="text">
      <style:text-properties style:font-name="Verdana" fo:font-weight="normal" style:font-weight-asian="normal" style:text-position="super 66.6%"/>
    </style:style>
    <style:style style:name="T80" style:parent-style-name="Strong" style:family="text">
      <style:text-properties style:font-name="Verdana" fo:font-weight="normal" style:font-weight-asian="normal"/>
    </style:style>
    <style:style style:name="P81" style:parent-style-name="NormalWeb" style:family="paragraph">
      <style:paragraph-properties fo:text-align="justify" fo:margin-top="0.125in" fo:margin-bottom="0.125in" fo:background-color="#B2C2D1"/>
    </style:style>
    <style:style style:name="T82" style:parent-style-name="DefaultParagraphFont" style:family="text">
      <style:text-properties style:font-name="Verdana"/>
    </style:style>
    <style:style style:name="T83" style:parent-style-name="Strong" style:family="text">
      <style:text-properties style:font-name="Verdana"/>
    </style:style>
    <style:style style:name="T84" style:parent-style-name="DefaultParagraphFont" style:family="text">
      <style:text-properties style:font-name="Verdana"/>
    </style:style>
    <style:style style:name="T85" style:parent-style-name="Strong" style:family="text">
      <style:text-properties style:font-name="Verdana"/>
    </style:style>
    <style:style style:name="T86" style:parent-style-name="DefaultParagraphFont" style:family="text">
      <style:text-properties style:font-name="Verdana"/>
    </style:style>
    <style:style style:name="T87" style:parent-style-name="DefaultParagraphFont" style:family="text">
      <style:text-properties style:font-name="Verdana" style:text-position="super 66.6%"/>
    </style:style>
    <style:style style:name="T88" style:parent-style-name="DefaultParagraphFont" style:family="text">
      <style:text-properties style:font-name="Verdana"/>
    </style:style>
    <style:style style:name="P89" style:parent-style-name="NormalWeb" style:family="paragraph">
      <style:paragraph-properties fo:text-align="justify" fo:margin-top="0.125in" fo:margin-bottom="0.125in" fo:background-color="#B2C2D1"/>
    </style:style>
    <style:style style:name="T90" style:parent-style-name="DefaultParagraphFont" style:family="text">
      <style:text-properties style:font-name="Verdana"/>
    </style:style>
    <style:style style:name="T91" style:parent-style-name="Strong" style:family="text">
      <style:text-properties style:font-name="Verdana"/>
    </style:style>
    <style:style style:name="T92" style:parent-style-name="DefaultParagraphFont" style:family="text">
      <style:text-properties style:font-name="Verdana"/>
    </style:style>
    <style:style style:name="T93" style:parent-style-name="DefaultParagraphFont" style:family="text">
      <style:text-properties style:font-name="Verdana" style:text-position="super 66.6%"/>
    </style:style>
    <style:style style:name="T94" style:parent-style-name="DefaultParagraphFont" style:family="text">
      <style:text-properties style:font-name="Verdana"/>
    </style:style>
    <style:style style:name="T95" style:parent-style-name="DefaultParagraphFont" style:family="text">
      <style:text-properties style:font-name="Verdana" fo:font-weight="bold" style:font-weight-asian="bold" style:font-weight-complex="bold" fo:font-style="italic" style:font-style-asian="italic" style:font-style-complex="italic"/>
    </style:style>
    <style:style style:name="T96" style:parent-style-name="Strong" style:family="text">
      <style:text-properties style:font-name="Verdana" fo:font-style="italic" style:font-style-asian="italic" style:font-style-complex="italic"/>
    </style:style>
    <style:style style:name="T97" style:parent-style-name="style4" style:family="text">
      <style:text-properties style:font-name="Verdana" fo:font-weight="bold" style:font-weight-asian="bold" style:font-weight-complex="bold" fo:font-style="italic" style:font-style-asian="italic" style:font-style-complex="italic"/>
    </style:style>
    <style:style style:name="T98" style:parent-style-name="Strong" style:family="text">
      <style:text-properties style:font-name="Verdana" fo:font-style="italic" style:font-style-asian="italic" style:font-style-complex="italic"/>
    </style:style>
    <style:style style:name="T99" style:parent-style-name="Strong" style:family="text">
      <style:text-properties style:font-name="Verdana" fo:font-weight="normal" style:font-weight-asian="normal" fo:font-style="italic" style:font-style-asian="italic" style:font-style-complex="italic"/>
    </style:style>
    <style:style style:name="P100" style:parent-style-name="Normal" style:family="paragraph">
      <style:paragraph-properties fo:text-align="justify"/>
    </style:style>
    <style:style style:name="T101" style:parent-style-name="DefaultParagraphFont" style:family="text">
      <style:text-properties style:font-name-complex="Calibri" fo:font-size="12pt" style:font-size-asian="12pt" style:font-size-complex="12pt"/>
    </style:style>
    <style:style style:name="T102"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03" style:parent-style-name="DefaultParagraphFont" style:family="text">
      <style:text-properties style:font-name="Arial" style:font-name-complex="Arial" fo:color="#222222" fo:font-size="12pt" style:font-size-asian="12pt" style:font-size-complex="12pt" fo:background-color="#FFFFFF"/>
    </style:style>
    <style:style style:name="T104"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05" style:parent-style-name="DefaultParagraphFont" style:family="text">
      <style:text-properties style:font-name-complex="Calibri" fo:font-size="12pt" style:font-size-asian="12pt" style:font-size-complex="12pt"/>
    </style:style>
    <style:style style:name="T106" style:parent-style-name="DefaultParagraphFont" style:family="text">
      <style:text-properties style:font-name="Consolas" style:font-name-complex="Consolas" fo:font-size="12pt" style:font-size-asian="12pt" style:font-size-complex="12pt"/>
    </style:style>
    <style:style style:name="P107" style:parent-style-name="Normal" style:family="paragraph">
      <style:paragraph-properties fo:text-align="justify"/>
      <style:text-properties style:font-name-complex="Calibri" fo:font-size="12pt" style:font-size-asian="12pt" style:font-size-complex="12pt"/>
    </style:style>
    <style:style style:name="P108" style:parent-style-name="Normal" style:family="paragraph">
      <style:paragraph-properties fo:text-align="justify"/>
      <style:text-properties style:font-name-complex="Calibri" fo:font-size="12pt" style:font-size-asian="12pt" style:font-size-complex="12pt"/>
    </style:style>
    <style:style style:name="P109" style:parent-style-name="Normal" style:family="paragraph">
      <style:paragraph-properties fo:text-align="justify"/>
    </style:style>
    <style:style style:name="T110" style:parent-style-name="DefaultParagraphFont"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style:style>
    <style:style style:name="T112" style:parent-style-name="DefaultParagraphFont" style:family="text">
      <style:text-properties style:font-name="Calibri" style:font-name-complex="Calibri" fo:color="#000000" fo:font-size="12pt" style:font-size-asian="12pt" style:font-size-complex="12pt" fo:background-color="#C0C0C0"/>
    </style:style>
    <style:style style:name="T113" style:parent-style-name="DefaultParagraphFont" style:family="text">
      <style:text-properties style:font-name="Calibri" style:font-name-complex="Calibri" fo:color="#000000" fo:font-size="12pt" style:font-size-asian="12pt" style:font-size-complex="12pt"/>
    </style:style>
    <style:style style:name="T114" style:parent-style-name="DefaultParagraphFont" style:family="text">
      <style:text-properties style:font-name="Calibri" style:font-name-complex="Calibri" fo:color="#000000" fo:font-size="12pt" style:font-size-asian="12pt" style:font-size-complex="12pt"/>
    </style:style>
    <style:style style:name="P115" style:parent-style-name="Normal" style:family="paragraph">
      <style:paragraph-properties fo:text-align="justify"/>
      <style:text-properties style:font-name-complex="Calibri" fo:font-size="12pt" style:font-size-asian="12pt" style:font-size-complex="12pt"/>
    </style:style>
    <style:style style:name="P116" style:parent-style-name="Normal" style:family="paragraph">
      <style:paragraph-properties fo:text-align="justify"/>
      <style:text-properties style:font-name="Consolas" style:font-name-complex="Consolas" fo:font-size="12pt" style:font-size-asian="12pt" style:font-size-complex="12pt"/>
    </style:style>
    <style:style style:name="P117" style:parent-style-name="Normal" style:family="paragraph">
      <style:paragraph-properties fo:text-align="justify"/>
      <style:text-properties style:font-name="Consolas" style:font-name-complex="Consolas" fo:font-size="12pt" style:font-size-asian="12pt" style:font-size-complex="12pt"/>
    </style:style>
    <style:style style:name="P118" style:parent-style-name="Normal" style:family="paragraph">
      <style:paragraph-properties fo:text-align="justify"/>
      <style:text-properties style:font-name="Consolas" style:font-name-complex="Consolas" fo:font-size="12pt" style:font-size-asian="12pt" style:font-size-complex="12pt"/>
    </style:style>
    <style:style style:name="P119" style:parent-style-name="Normal" style:family="paragraph">
      <style:paragraph-properties fo:text-align="justify"/>
      <style:text-properties fo:font-size="12pt" style:font-size-asian="12pt" style:font-size-complex="12pt"/>
    </style:style>
  </office:automatic-styles>
  <office:body>
    <office:text text:use-soft-page-breaks="true">
      <text:p text:style-name="P1">Implementation of the protocol for radio link communication lab03.</text:p>
      <text:p text:style-name="P2"><text:span text:style-name="T3">We used the genfsk protocol to connect two boards with each other. We are using 2 operational codes, one for transmit<text:s/></text:span><text:span text:style-name="T4">and one for receive. In the protocol we take the right 8 bits of the payload and we use it in packet index. We also take the left 8bits of the payload and we use it in 16bit<text:s/></text:span><text:span text:style-name="T5">u16PacketIndex</text:span><text:span text:style-name="T6">. We have to type cast it</text:span><text:span text:style-name="T7"><text:s/></text:span><text:span text:style-name="T8">using uint8_t because PacketIndex takes un</text:span><text:span text:style-name="T9">signed integers. We use two operation codes, opcode1 and opcode 2 to check if we are transmitting and receiving at the same time. This is checked in an if statement and the important thing is that if<text:s/></text:span><text:span text:style-name="T10">(</text:span><text:span text:style-name="T11">gRadioOpcode1&amp;&amp;gRadioOpcode2</text:span><text:span text:style-name="T12">) does not apply then</text:span><text:span text:style-name="T13"><text:s/>connection is aborted<text:s/></text:span><text:span text:style-name="T14">and<text:s/></text:span><text:span text:style-name="T15">every</text:span><text:span text:style-name="T16">thing goes to RF buffer</text:span><text:span text:style-name="T17">. P</text:span><text:span text:style-name="T18">rotocol starts<text:s/></text:span><text:span text:style-name="T19">again from scratch</text:span><text:span text:style-name="T20">.<text:s/></text:span><text:span text:style-name="T21">That was the original implementation of the example</text:span></text:p>
      <text:p text:style-name="P22"><text:span text:style-name="T23">What we changed:</text:span><text:span text:style-name="T24"><text:s/></text:span><text:span text:style-name="T25">In genfsk_defsh.h line 12 we define #define TX or #define RX. That means we make one board either a transmitter or a receiver. We also added #define DEVICEADDRESS 2</text:span><text:span text:style-name="T26">.That means we can define the address of a board as a constant, i.e. 2 and use it in the code, thus simplifying the case statement</text:span><text:span text:style-name="T27">. In the ppp-webserver.c file we use it</text:span><text:span text:style-name="T28"><text:s/>to give addresses to different boards, starting from 1. We’ve tested it up to 3 boards</text:span><text:span text:style-name="T29"><text:s/>with success.</text:span></text:p>
      <text:p text:style-name="P30"><text:span text:style-name="T31">In the end we check that<text:s/></text:span><text:span text:style-name="T32">(</text:span><text:span text:style-name="T33">if</text:span><text:span text:style-name="T34">(</text:span><text:span text:style-name="T35">gGenfskSuccess_c</text:span><text:span text:style-name="T36"><text:s/>!= GENFSK_StartTx(mAppGenfskId, gTxBuffer, buffLen, GENFSK_GetTimestamp() + miliSecDelay). If gGenfsk is not a success we</text:span><text:span text:style-name="T37"><text:s/>terminate connection the and we send a message that Radio TX failed. Then the system returns to<text:s/></text:span><text:span text:style-name="T38">gRadioTxStateIdle_c(Idle state, not transmitting anything).</text:span></text:p>
      <text:p text:style-name="P39"><text:span text:style-name="T40">Objervation: If we click too quickly on a toggle led button, sometimes one board’s light turns off.</text:span><text:span text:style-name="T41"><text:s/>But if we press it again it self corrects, so not a major issue. If we had more than 2 boards we could see if the issue remains. Is it a package loss or just a glitch? Somehow it doesn’t seem to receive it in the beginning, but when you send the data agai</text:span><text:span text:style-name="T42">n it seems to receive it.</text:span><text:span text:style-name="T43"><text:s/>This could be fixed with two additions to the code. Firstly, if we had more time we would have added acknowledgements to the ppp-webserver.c code. For example in line 507 after<text:s/></text:span><text:span text:style-name="T44">Genfsk_Send(</text:span><text:span text:style-name="T45">gCtEvtTxDone_c</text:span><text:span text:style-name="T46">, NULL, ledState1,1); we could have added a send<text:s/></text:span><text:span text:style-name="T47">acknowledgment</text:span><text:span text:style-name="T48">. Simple<text:s/></text:span><text:span text:style-name="T49">one-way</text:span><text:span text:style-name="T50"><text:s/>ACK to be received after we send the ledState and the<text:s/></text:span><text:span text:style-name="T51">DEVICEADDRESS. We could do a dual way ACK so we could have one acknowledgement to confirm the send and one ACK sent by the receiving board, to account for packet loss.</text:span></text:p>
      <text:p text:style-name="P52"><text:span text:style-name="T53">The safest way to test packet loss is to create a handshake protocol ,even before the<text:s/></text:span><text:span text:style-name="T54">sender sends his first packet through<text:s/></text:span><text:span text:style-name="T55">Genfsk_Send function. This could be done with a three-way handshake protocol similar to TCP. We would need 1 bit for SYN (establishing that we have synchronization between Host A and B, an two more ACKs. In detail:</text:span></text:p>
      <text:p text:style-name="P56"><text:span text:style-name="T57">Host A</text:span><text:span text:style-name="T58"> sends</text:span><text:span text:style-name="T59"> a </text:span><text:span text:style-name="T60">SYN</text:span><text:span text:style-name="T61">chronize packet to Host B</text:span></text:p>
      <text:p text:style-name="P62"><text:span text:style-name="T63">Host B receives A's </text:span><text:span text:style-name="T64">SYN</text:span></text:p>
      <text:p text:style-name="P65"><text:span text:style-name="T66">Host B</text:span><text:span text:style-name="T67"> sends</text:span><text:span text:style-name="T68"> a </text:span><text:span text:style-name="T69">SYN</text:span><text:span text:style-name="T70">chronize-</text:span><text:span text:style-name="T71">ACK</text:span><text:span text:style-name="T72">nowledgement //1</text:span><text:span text:style-name="T73">ST</text:span><text:span text:style-name="T74"><text:s/>ACK I mentioned</text:span></text:p>
      <text:p text:style-name="P75"><text:span text:style-name="T76">Host A receives B's </text:span><text:span text:style-name="T77">SYN-ACK<text:s/></text:span><text:span text:style-name="T78">//1</text:span><text:span text:style-name="T79">st</text:span><text:span text:style-name="T80"><text:s/>ACK received by B</text:span></text:p>
      <text:p text:style-name="P81"><text:span text:style-name="T82">Host A</text:span><text:span text:style-name="T83"> sends</text:span><text:span text:style-name="T84"> </text:span><text:span text:style-name="T85">ACK</text:span><text:span text:style-name="T86">nowledge //2</text:span><text:span text:style-name="T87">nd</text:span><text:span text:style-name="T88"><text:s/>ACK sent by host A</text:span></text:p>
      <text:soft-page-break/>
      <text:p text:style-name="P89"><text:span text:style-name="T90">Host B receives </text:span><text:span text:style-name="T91">ACK</text:span><text:span text:style-name="T92">.  //2</text:span><text:span text:style-name="T93">nd</text:span><text:span text:style-name="T94"><text:s/>ACK received by host B</text:span><text:span text:style-name="T95"><text:line-break/></text:span><text:span text:style-name="T96">Socket connection is </text:span><text:span text:style-name="T97">ESTABLISHED</text:span><text:span text:style-name="T98">.<text:s/></text:span><text:span text:style-name="T99">// Handshake complete, connection established.</text:span></text:p>
      <text:p text:style-name="P100"><text:span text:style-name="T101">This simple protocol would prevent data loss and would have a synchronized connection between HostA and HostB, let’s say TX transmitter and RX receiver. Every packet sent would be accounted for due to the double ACKs used. If a packet was lost we could use a 16bit buffer and forward all the packets to the buffer while the other packets kept being forwarded. After the buffer was full the 16bit packets would be sent. I assume that each packet is 1 bit. We could even use an algorithm to handle the buffer size if we wanted such as<text:s/></text:span><text:span text:style-name="T102">Random early detection</text:span><text:span text:style-name="T103"> (</text:span><text:span text:style-name="T104">RED</text:span><text:span text:style-name="T105">). By using a counter for the average queueLength we could drop packets with high probability or enqueue them in our 16bit queue. This would really help if we toggled the lights very quickly, as we believe that issue was caused due to overflow of the 16bit buffer<text:s/></text:span><text:span text:style-name="T106">u16PacketIndex, so theoretically we would have no data loss</text:span></text:p>
      <text:p text:style-name="P107">Comment<text:s/>:Led2 is red, LED3 is green, LED4 blue</text:p>
      <text:p text:style-name="P108">Genfsk.c line 228 // We check the device address of the board. If ledstate is 1 we turn the LED3 on. Else it is off.</text:p>
      <text:p text:style-name="P109"><text:span text:style-name="T110">In ppp-webserver.c when we press the button we request a wepage. He</text:span><text:span text:style-name="T111">re I have 3 webpages. If the first button is pressed we request webpage with char ‘a’, we turn led2 on and ledstate is 1. Address is 1. If the Toggle LED2 is pressed , ledstate1 is updated to ledstate2 and board address is 2.<text:s/></text:span><text:span text:style-name="T112">Led3Toggle</text:span><text:span text:style-name="T113">() function turns LE</text:span><text:span text:style-name="T114">D3 on, i.e. green. Lastly pressing ToggleLED3 button sends a get request for the webpage. Led status is updated from 2 to lestate3 and board address is now 3. We toggle LED4 ,so we see a blue light on the board.</text:span></text:p>
      <text:p text:style-name="P115">We changed the shifting. Now we use 8 bit for the address , 8bits for the ledState and we only use 8bits in the payload for either TX or RX. We need ledState because we check if address and ledState are in sync. Line 293, function Genfsk_Send we just used an uint_8t ledState and an uint_8t for the address as parameters in the function).</text:p>
      <text:p text:style-name="P116"/>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style:style style:name="st1" style:display-name="st1" style:family="text" style:parent-style-name="DefaultParagraphFont"/>
    <style:style style:name="style4" style:display-name="style4"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vros</meta:initial-creator>
    <dc:creator>Stavros</dc:creator>
    <meta:creation-date>2017-12-09T20:41:00Z</meta:creation-date>
    <dc:date>2017-12-10T14:57:00Z</dc:date>
    <meta:template xlink:href="Normal" xlink:type="simple"/>
    <meta:editing-cycles>12</meta:editing-cycles>
    <meta:editing-duration>PT5820S</meta:editing-duration>
    <meta:document-statistic meta:page-count="2" meta:paragraph-count="10" meta:word-count="765" meta:character-count="5120" meta:row-count="36" meta:non-whitespace-character-count="4365"/>
  </office:meta>
</office:document-meta>
</file>